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text:enable-numbering="true" fo:margin-left="1.2cm" fo:margin-right="0cm" fo:text-indent="-0.9cm"/>
      <style:text-properties fo:color="#ffffff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1.2cm" fo:margin-right="0cm" fo:text-indent="-0.9cm"/>
      <style:text-properties fo:color="#ffffff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text-indent="0cm"/>
      <style:text-properties fo:font-size="36pt"/>
    </style:style>
    <style:style style:name="P11" style:family="paragraph">
      <style:paragraph-properties fo:margin-left="1.2cm" fo:margin-right="0cm" fo:text-indent="-0.9cm"/>
      <style:text-properties fo:font-size="20pt" fo:font-weight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ccccff"/>
    </style:style>
    <style:style style:name="T7" style:family="text">
      <style:text-properties fo:font-size="24pt"/>
    </style:style>
    <style:style style:name="T8" style:family="text">
      <style:text-properties fo:font-size="28pt"/>
    </style:style>
    <style:style style:name="T9" style:family="text">
      <style:text-properties fo:color="#ffff00" fo:font-size="28pt"/>
    </style:style>
    <style:style style:name="T10" style:family="text">
      <style:text-properties fo:color="#23ff23" fo:font-size="24pt"/>
    </style:style>
    <style:style style:name="T11" style:family="text">
      <style:text-properties fo:color="#ffffff" fo:font-size="28pt"/>
    </style:style>
    <style:style style:name="T12" style:family="text">
      <style:text-properties fo:font-size="36pt"/>
    </style:style>
    <style:style style:name="T13" style:family="text">
      <style:text-properties fo:color="#ffff00" fo:font-size="20pt" fo:font-weight="bold"/>
    </style:style>
    <style:style style:name="T14" style:family="text">
      <style:text-properties fo:font-size="20pt" fo:font-weight="bold"/>
    </style:style>
    <style:style style:name="T15" style:family="text">
      <style:text-properties fo:color="#ccccff" fo:font-size="20pt" fo:font-weight="bold"/>
    </style:style>
    <style:style style:name="T16" style:family="text">
      <style:text-properties fo:color="#23ff23" fo:font-size="2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ch1-7 review</presentation:footer-decl>
      <presentation:footer-decl presentation:name="ftr2">CMPTxxxx</presentation:footer-decl>
      <presentation:date-time-decl presentation:name="dtd1" presentation:source="fixed">20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1-7 Review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0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4: <text:span text:style-name="T1">10 minutes, 20 points</text:span></text:p>
          </draw:text-box>
        </draw:frame>
        <draw:frame presentation:style-name="pr5" draw:text-style-name="P3" draw:id="id1" draw:layer="layout" svg:width="25.199cm" svg:height="14.762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Contrast </text:span><text:span text:style-name="T3">aliasing</text:span><text:span text:style-name="T2"> a list with </text:span><text:span text:style-name="T3">copying</text:span><text:span text:style-name="T2"> a list.</text:span></text:p>
                <text:list>
                  <text:list-item>
                    <text:p text:style-name="P1"><text:span text:style-name="T2">Write </text:span><text:span text:style-name="T3">Python</text:span><text:span text:style-name="T2"> code to demonstrate the difference</text:span></text:p>
                  </text:list-item>
                </text:list>
              </text:list-item>
              <text:list-item>
                <text:p text:style-name="P1"><text:span text:style-name="T2">Contrast a </text:span><text:span text:style-name="T3">header</text:span><text:span text:style-name="T2"> (</text:span><text:span text:style-name="T4">DEF</text:span><text:span text:style-name="T2">) file with an </text:span><text:span text:style-name="T3">implementation</text:span><text:span text:style-name="T2"> (</text:span><text:span text:style-name="T4">IMP</text:span><text:span text:style-name="T2">) file.</text:span></text:p>
              </text:list-item>
              <text:list-item>
                <text:p text:style-name="P1"><text:span text:style-name="T2">Why should we use </text:span><text:span text:style-name="T3">accessor</text:span><text:span text:style-name="T2"> (set/get) functions in an ADT?</text:span></text:p>
              </text:list-item>
              <text:list-item>
                <text:p text:style-name="P1"><text:span text:style-name="T2">Write a Python function </text:span><text:span text:style-name="T4">matrix(n_rows, n_cols)</text:span><text:span text:style-name="T2"> to create and return a </text:span><text:span text:style-name="T3">2D list</text:span><text:span text:style-name="T2"> with the given number of rows/cols.</text:span></text:p>
                <text:list>
                  <text:list-item>
                    <text:p><text:span text:style-name="T2">Contents of the matrix don't matt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4 (ch5-6): <text:span text:style-name="T1">answers #1</text:span></text:p>
          </draw:text-box>
        </draw:frame>
        <draw:frame presentation:style-name="pr5" draw:text-style-name="P6" draw:id="id2" draw:layer="layout" svg:width="25.199cm" svg:height="15.535cm" svg:x="1.4cm" svg:y="4.507cm" presentation:class="outline" presentation:user-transformed="true">
          <draw:text-box>
            <text:list text:style-name="L3">
              <text:list-item>
                <text:p text:id="id3" text:style-name="P1"><text:span text:style-name="T2">Contrast </text:span><text:span text:style-name="T3">aliasing</text:span><text:span text:style-name="T2"> a list with </text:span><text:span text:style-name="T3">copying</text:span><text:span text:style-name="T2"> a list.</text:span></text:p>
                <text:list>
                  <text:list-item>
                    <text:p text:id="id4" text:style-name="P1"><text:span text:style-name="T3">Aliasing</text:span>: another name for the same list; modifying elements of the alias also modifies elements of the original list</text:p>
                  </text:list-item>
                  <text:list-item>
                    <text:p text:id="id5" text:style-name="P1"><text:span text:style-name="T3">Copying</text:span>: a separate data structure with the same contents</text:p>
                  </text:list-item>
                </text:list>
              </text:list-item>
            </text:list>
            <text:p text:id="id6" text:style-name="P5"><text:span text:style-name="T4">origList = [ 1, 2, 3 ]</text:span></text:p>
            <text:p text:id="id7" text:style-name="P5"><text:span text:style-name="T4">aliasList = origList</text:span></text:p>
            <text:p text:id="id8" text:style-name="P5"><text:span text:style-name="T4">copyList = origList[:]</text:span></text:p>
            <text:p text:id="id9" text:style-name="P5"><text:span text:style-name="T4">aliasList[0] = 5</text:span></text:p>
            <text:p text:id="id10" text:style-name="P5"><text:span text:style-name="T4">copyList[1] = 7</text:span></text:p>
            <text:p text:id="id11" text:style-name="P5"><text:span text:style-name="T4">origList[0]</text:span><text:span text:style-name="T4"><text:tab/></text:span><text:span text:style-name="T4"><text:tab/></text:span><text:span text:style-name="T4"># is 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4 (ch5-6): <text:span text:style-name="T1">answers #2-3</text:span></text:p>
          </draw:text-box>
        </draw:frame>
        <draw:frame presentation:style-name="pr5" draw:text-style-name="P3" draw:id="id12" draw:layer="layout" svg:width="25.199cm" svg:height="16.237cm" svg:x="1.4cm" svg:y="4.507cm" presentation:class="outline" presentation:user-transformed="true">
          <draw:text-box>
            <text:list text:style-name="L3">
              <text:list-item>
                <text:p text:id="id13" text:style-name="P1"><text:span text:style-name="T2">Contrast a </text:span><text:span text:style-name="T3">header</text:span><text:span text:style-name="T2"> (</text:span><text:span text:style-name="T4">DEF</text:span><text:span text:style-name="T2">) file with an </text:span><text:span text:style-name="T3">implementation</text:span><text:span text:style-name="T2"> (</text:span><text:span text:style-name="T4">IMP</text:span><text:span text:style-name="T2">) file.</text:span></text:p>
                <text:list>
                  <text:list-item>
                    <text:p text:id="id14" text:style-name="P1"><text:span text:style-name="T2">Header: public interface, doesn't define bodies of functions</text:span></text:p>
                  </text:list-item>
                  <text:list-item>
                    <text:p text:id="id15" text:style-name="P1"><text:span text:style-name="T2">Implementation: contains bodies of the functions</text:span></text:p>
                  </text:list-item>
                </text:list>
              </text:list-item>
              <text:list-item>
                <text:p text:id="id16" text:style-name="P1"><text:span text:style-name="T2">Why should we use </text:span><text:span text:style-name="T3">accessor</text:span><text:span text:style-name="T2"> (set/get) functions in an ADT?</text:span></text:p>
                <text:list>
                  <text:list-item>
                    <text:p text:id="id17" text:style-name="P1"><text:span text:style-name="T2">Hide implementation details from user</text:span></text:p>
                  </text:list-item>
                  <text:list-item>
                    <text:p text:id="id18" text:style-name="P1"><text:span text:style-name="T2">Maintain the “illusion” of the ADT</text:span></text:p>
                  </text:list-item>
                  <text:list-item>
                    <text:p text:id="id19" text:style-name="P1"><text:span text:style-name="T2">Ease future upgrades of internal implement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background" smil:attributeName="visibility" smil:to="visible"/>
                  <anim:transitionFilter smil:dur="0.5s" smil:targetElement="id1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4 (ch5-6): <text:span text:style-name="T1">answers #4</text:span></text:p>
          </draw:text-box>
        </draw:frame>
        <draw:frame presentation:style-name="pr5" draw:text-style-name="P3" draw:id="id20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id="id21" text:style-name="P1"><text:span text:style-name="T2">Write a Python function </text:span><text:span text:style-name="T4">matrix(n_rows, n_cols)</text:span><text:span text:style-name="T2"> to create and return a </text:span><text:span text:style-name="T3">2D list</text:span><text:span text:style-name="T2"> with the given number of rows/cols.</text:span></text:p>
              </text:list-item>
            </text:list>
            <text:p text:id="id22" text:style-name="P5"><text:span text:style-name="T5">def create_matrix(n_rows, n_cols):</text:span></text:p>
            <text:p text:id="id23" text:style-name="P7"><text:span text:style-name="T5">matrix = range(n_rows)</text:span></text:p>
            <text:p text:id="id24" text:style-name="P7"><text:span text:style-name="T5">for row in range(n_rows):</text:span></text:p>
            <text:p text:id="id25" text:style-name="P8"><text:span text:style-name="T5">matrix[row] = range(n_cols)</text:span></text:p>
            <text:p text:id="id26" text:style-name="P7"><text:span text:style-name="T5">return matrix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background" smil:attributeName="visibility" smil:to="visible"/>
                  <anim:transitionFilter smil:dur="0.5s" smil:targetElement="id20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ay: Chapters 1-7 Review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Ch1: Problem-solving</text:p>
                  </text:list-item>
                  <text:list-item>
                    <text:p text:style-name="P1">Ch2: Your first program</text:p>
                  </text:list-item>
                  <text:list-item>
                    <text:p text:style-name="P1">Ch3: Program structure</text:p>
                  </text:list-item>
                  <text:list-item>
                    <text:p text:style-name="P1">Ch4: Procedures/functions</text:p>
                  </text:list-item>
                  <text:list-item>
                    <text:p text:style-name="P1">Ch5: Arrays/lists</text:p>
                  </text:list-item>
                  <text:list-item>
                    <text:p text:style-name="P1">Ch6: Library modules</text:p>
                  </text:list-item>
                  <text:list-item>
                    <text:p text:style-name="P1">Ch7: Applica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: Problem solving</text:p>
          </draw:text-box>
        </draw:frame>
        <draw:frame presentation:style-name="pr5" draw:text-style-name="P9" draw:layer="layout" svg:width="25.199cm" svg:height="14.851cm" svg:x="1.4cm" svg:y="4.507cm" presentation:class="outline" presentation:user-transformed="true">
          <draw:text-box>
            <text:list text:style-name="L3">
              <text:list-item>
                <text:p text:style-name="P1">Computing scientists as <text:span text:style-name="T3">toolsmiths</text:span></text:p>
              </text:list-item>
              <text:list-item>
                <text:p text:style-name="P1"><text:span text:style-name="T3">Top-down</text:span> vs. bottom-up; <text:span text:style-name="T3">WADES</text:span></text:p>
              </text:list-item>
              <text:list-item>
                <text:p text:style-name="P1">Client --&gt; Designer --&gt; Implementer</text:p>
                <text:list>
                  <text:list-item>
                    <text:p text:style-name="P1"><text:span text:style-name="T3">Requirements</text:span> doc, <text:span text:style-name="T3">Design</text:span> spec, Code</text:p>
                  </text:list-item>
                </text:list>
              </text:list-item>
              <text:list-item>
                <text:p text:style-name="P1">Design, <text:span text:style-name="T3">pseudocode</text:span>, documentation</text:p>
              </text:list-item>
              <text:list-item>
                <text:p text:style-name="P1">Abstract data <text:span text:style-name="T3">types</text:span></text:p>
                <text:list>
                  <text:list-item>
                    <text:p text:style-name="P1"><text:span text:style-name="T3">Atomic vs. compound</text:span></text:p>
                  </text:list-item>
                  <text:list-item>
                    <text:p text:style-name="P1"><text:span text:style-name="T3">What's the difference: </text:span><text:span text:style-name="T6">5, 5.0, '5', (5), {5}</text:span></text:p>
                  </text:list-item>
                </text:list>
              </text:list-item>
              <text:list-item>
                <text:p text:style-name="P1">5 <text:span text:style-name="T3">hardware</text:span> abstractions, 5 <text:span text:style-name="T3">control</text:span>/flow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2: A basic Python program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Components of a baby Python <text:span text:style-name="T3">program</text:span></text:p>
              </text:list-item>
              <text:list-item>
                <text:p text:style-name="P1"><text:span text:style-name="T3">Literals, identifiers</text:span> and <text:span text:style-name="T3">reserved</text:span> words <text:span text:style-name="T7">(examples?)</text:span></text:p>
              </text:list-item>
              <text:list-item>
                <text:p text:style-name="P1">Strings, <text:span text:style-name="T3">quoting</text:span>, newlines</text:p>
              </text:list-item>
              <text:list-item>
                <text:p text:style-name="P1"><text:span text:style-name="T3">Statically-typed</text:span> vs. <text:span text:style-name="T3">dynamically-typed</text:span></text:p>
              </text:list-item>
              <text:list-item>
                <text:p text:style-name="P1"><text:span text:style-name="T3">Declaring</text:span> and <text:span text:style-name="T3">initializing</text:span> variables</text:p>
              </text:list-item>
              <text:list-item>
                <text:p text:style-name="P1"><text:span text:style-name="T8">Keyboard </text:span><text:span text:style-name="T9">input: </text:span><text:span text:style-name="T10">input(), raw_input()</text:span></text:p>
              </text:list-item>
              <text:list-item>
                <text:p text:style-name="P1"><text:span text:style-name="T9">Expressions, operators, </text:span><text:span text:style-name="T11">and precedence rules</text:span></text:p>
              </text:list-item>
              <text:list-item>
                <text:p text:style-name="P1"><text:span text:style-name="T11">Formatted output: %d, %f, %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3: Basic Program Structure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Statement </text:span><text:span text:style-name="T3">sequences</text:span></text:p>
              </text:list-item>
              <text:list-item>
                <text:p text:style-name="P1"><text:span text:style-name="T3">Selection</text:span><text:span text:style-name="T2"> (if, else, elif)</text:span></text:p>
              </text:list-item>
              <text:list-item>
                <text:p text:style-name="P1"><text:span text:style-name="T2">Repetition/</text:span><text:span text:style-name="T3">loops</text:span><text:span text:style-name="T2"> (while, for)</text:span></text:p>
                <text:list>
                  <text:list-item>
                    <text:p text:style-name="P1"><text:span text:style-name="T2">Top-of-loop vs. bottom-of-loop testing</text:span></text:p>
                  </text:list-item>
                  <text:list-item>
                    <text:p text:style-name="P1"><text:span text:style-name="T2">Sentinel variables</text:span></text:p>
                  </text:list-item>
                  <text:list-item>
                    <text:p text:style-name="P1"><text:span text:style-name="T2">continue, break, else</text:span></text:p>
                  </text:list-item>
                </text:list>
              </text:list-item>
              <text:list-item>
                <text:p text:style-name="P1"><text:span text:style-name="T2">Sequence </text:span><text:span text:style-name="T3">concatenation</text:span><text:span text:style-name="T2"> (+) and </text:span><text:span text:style-name="T3">repetition</text:span><text:span text:style-name="T2"> (*)</text:span></text:p>
                <text:list>
                  <text:list-item>
                    <text:list>
                      <text:list-item>
                        <text:p text:style-name="P1"><text:span text:style-name="T2">Works on strings, lists, tup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4: Function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Procedures</text:span> (functions, subroutines)</text:p>
                <text:list>
                  <text:list-item>
                    <text:p text:style-name="P1"><text:span text:style-name="T3">No</text:span> parameters</text:p>
                  </text:list-item>
                  <text:list-item>
                    <text:p text:style-name="P1">With <text:span text:style-name="T3">parameters</text:span></text:p>
                  </text:list-item>
                  <text:list-item>
                    <text:p text:style-name="P1"><text:span text:style-name="T3">Formal </text:span><text:span text:style-name="T2">vs</text:span><text:span text:style-name="T3">. actual </text:span><text:span text:style-name="T2">parameters</text:span></text:p>
                  </text:list-item>
                  <text:list-item>
                    <text:p text:style-name="P1"><text:span text:style-name="T3">Scope</text:span></text:p>
                  </text:list-item>
                  <text:list-item>
                    <text:p text:style-name="P1"><text:span text:style-name="T3">Global</text:span> variables (why not to use them)</text:p>
                  </text:list-item>
                  <text:list-item>
                    <text:p text:style-name="P1">Call-by-<text:span text:style-name="T3">value</text:span> vs call-by-<text:span text:style-name="T3">reference</text:span></text:p>
                    <text:list>
                      <text:list-item>
                        <text:p text:style-name="P1"><text:span text:style-name="T2">Python is call-by-</text:span><text:span text:style-name="T3">object</text:span><text:span text:style-name="T2">, which is like</text:span><text:span text:style-name="T2"><text:line-break/></text:span><text:span text:style-name="T2">call-by-</text:span><text:span text:style-name="T3">value</text:span><text:span text:style-name="T2"> for </text:span><text:span text:style-name="T3">immutable</text:span><text:span text:style-name="T2"> types and</text:span><text:span text:style-name="T2"><text:line-break/></text:span><text:span text:style-name="T2">call-by-</text:span><text:span text:style-name="T3">reference</text:span><text:span text:style-name="T2"> for </text:span><text:span text:style-name="T3">mutable</text:span><text:span text:style-name="T2">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5.199cm" svg:height="3.178cm" svg:x="1cm" svg:y="0.337cm" presentation:class="title" presentation:user-transformed="true">
          <draw:text-box>
            <text:p text:style-name="P1"><text:span text:style-name="T12">Ch5 (+Py ch8): Arrays and Lists</text:span>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Call stack, backtrace</text:p>
              </text:list-item>
              <text:list-item>
                <text:p text:style-name="P1">Python <text:span text:style-name="T3">lists</text:span> vs. M2/C <text:span text:style-name="T3">arrays</text:span></text:p>
              </text:list-item>
              <text:list-item>
                <text:p text:style-name="P1">Lists as function <text:span text:style-name="T3">parameters</text:span></text:p>
              </text:list-item>
              <text:list-item>
                <text:p text:style-name="P1"><text:span text:style-name="T3">Multidimensional</text:span> arrays/lists</text:p>
              </text:list-item>
              <text:list-item>
                <text:p text:style-name="P1"><text:span text:style-name="T3">Python</text:span>-specific list operations</text:p>
                <text:list>
                  <text:list-item>
                    <text:p text:style-name="P1"><text:span text:style-name="T3">Membership</text:span> (<text:span text:style-name="T4">in</text:span>)</text:p>
                  </text:list-item>
                  <text:list-item>
                    <text:p text:style-name="P1"><text:span text:style-name="T3">Concatenate</text:span> (<text:span text:style-name="T4">+</text:span>), <text:span text:style-name="T3">repeat</text:span> (<text:span text:style-name="T4">*</text:span>)</text:p>
                  </text:list-item>
                  <text:list-item>
                    <text:p text:style-name="P1"><text:span text:style-name="T3">Delete</text:span> (<text:span text:style-name="T4">del</text:span>), <text:span text:style-name="T3">slice</text:span> (<text:span text:style-name="T4">[s:e]</text:span>)</text:p>
                  </text:list-item>
                  <text:list-item>
                    <text:p text:style-name="P1"><text:span text:style-name="T3">Aliasing</text:span> vs. <text:span text:style-name="T3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11" draw:layer="layout" svg:width="25.199cm" svg:height="14.946cm" svg:x="1.4cm" svg:y="4.507cm" presentation:class="outline" presentation:user-transformed="true">
          <draw:text-box>
            <text:list text:style-name="L3">
              <text:list-item>
                <text:p text:style-name="P1"><text:span text:style-name="T13">Atomic</text:span><text:span text:style-name="T14"> types</text:span></text:p>
                <text:list>
                  <text:list-item>
                    <text:p text:style-name="P1"><text:span text:style-name="T14">Numbers</text:span></text:p>
                    <text:list>
                      <text:list-item>
                        <text:p text:style-name="P1"><text:span text:style-name="T14">Integers (</text:span><text:span text:style-name="T15">int</text:span><text:span text:style-name="T14">, </text:span><text:span text:style-name="T15">long, bool</text:span><text:span text:style-name="T14">): </text:span><text:span text:style-name="T16">5</text:span><text:span text:style-name="T14">, </text:span><text:span text:style-name="T16">500000L</text:span><text:span text:style-name="T14">, </text:span><text:span text:style-name="T16">True</text:span></text:p>
                      </text:list-item>
                      <text:list-item>
                        <text:p text:style-name="P1"><text:span text:style-name="T14">Reals (</text:span><text:span text:style-name="T15">float</text:span><text:span text:style-name="T14">) (only double-precision): </text:span><text:span text:style-name="T16">5.0</text:span></text:p>
                      </text:list-item>
                      <text:list-item>
                        <text:p text:style-name="P1"><text:span text:style-name="T14">Complex numbers (</text:span><text:span text:style-name="T15">complex</text:span><text:span text:style-name="T14">): </text:span><text:span text:style-name="T16">5+2j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4">Container (</text:span><text:span text:style-name="T13">aggregate</text:span><text:span text:style-name="T14">) types</text:span></text:p>
                <text:list>
                  <text:list-item>
                    <text:p text:style-name="P1"><text:span text:style-name="T14">Immutable sequences</text:span></text:p>
                    <text:list>
                      <text:list-item>
                        <text:p text:style-name="P1"><text:span text:style-name="T14">Strings (</text:span><text:span text:style-name="T15">str</text:span><text:span text:style-name="T14">): </text:span><text:span text:style-name="T16">"Hello"</text:span></text:p>
                      </text:list-item>
                      <text:list-item>
                        <text:p text:style-name="P1"><text:span text:style-name="T14">Tuples (</text:span><text:span text:style-name="T15">tuple</text:span><text:span text:style-name="T14">):</text:span><text:span text:style-name="T14"><text:tab/></text:span><text:span text:style-name="T16">(2, 5.0, "hi")</text:span></text:p>
                      </text:list-item>
                    </text:list>
                  </text:list-item>
                  <text:list-item>
                    <text:p text:style-name="P1"><text:span text:style-name="T14">Mutable sequences</text:span></text:p>
                    <text:list>
                      <text:list-item>
                        <text:p text:style-name="P1"><text:span text:style-name="T14">Lists (</text:span><text:span text:style-name="T15">list</text:span><text:span text:style-name="T14">):</text:span><text:span text:style-name="T14"><text:tab/></text:span><text:span text:style-name="T14"><text:tab/></text:span><text:span text:style-name="T16">[2, 5.0, "hi"]</text:span></text:p>
                      </text:list-item>
                    </text:list>
                  </text:list-item>
                  <text:list-item>
                    <text:p text:style-name="P1"><text:span text:style-name="T14">Mappings</text:span></text:p>
                    <text:list>
                      <text:list-item>
                        <text:p text:style-name="P1"><text:span text:style-name="T14">Dictionaries (</text:span><text:span text:style-name="T15">dict</text:span><text:span text:style-name="T14">):</text:span><text:span text:style-name="T14"><text:tab/></text:span><text:span text:style-name="T16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6: Librarie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(skip sections on standard I/O)</text:p>
              </text:list-item>
              <text:list-item>
                <text:p text:style-name="P1">Python standard <text:span text:style-name="T3">math</text:span> library<text:line-break/></text:p>
              </text:list-item>
              <text:list-item>
                <text:p text:style-name="P1"><text:span text:style-name="T3">Libraries</text:span>: <text:span text:style-name="T3">interface</text:span> (<text:span text:style-name="T6">DEF</text:span>) vs <text:span text:style-name="T3">implementation</text:span> (<text:span text:style-name="T6">IMP</text:span>)</text:p>
              </text:list-item>
              <text:list-item>
                <text:p text:style-name="P1"><text:span text:style-name="T3">Accessor</text:span> (set/get) fun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7: Applications</text:p>
          </draw:text-box>
        </draw:frame>
        <draw:frame presentation:style-name="pr5" draw:text-style-name="P9" draw:layer="layout" svg:width="25.199cm" svg:height="14.554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Null</text:span><text:span text:style-name="T2">-terminated strings; </text:span><text:span text:style-name="T3">lexical</text:span><text:span text:style-name="T2"> sorting</text:span></text:p>
              </text:list-item>
              <text:list-item>
                <text:p text:style-name="P1"><text:span text:style-name="T3">fractions.py</text:span><text:span text:style-name="T2"> ADT library:</text:span></text:p>
                <text:list>
                  <text:list-item>
                    <text:p text:style-name="P1"><text:span text:style-name="T2">Set/get functions to hide </text:span><text:span text:style-name="T6">tuple </text:span><text:span text:style-name="T2">implementation</text:span></text:p>
                  </text:list-item>
                </text:list>
              </text:list-item>
              <text:list-item>
                <text:p text:style-name="P1"><text:span text:style-name="T3">substitution.py</text:span><text:span text:style-name="T2"> cipher library:</text:span></text:p>
                <text:list>
                  <text:list-item>
                    <text:p text:style-name="P1"><text:span text:style-name="T2">How it works, encode/decode</text:span></text:p>
                  </text:list-item>
                </text:list>
              </text:list-item>
              <text:list-item>
                <text:p text:style-name="P1"><text:span text:style-name="T3">pseudorandom.py</text:span><text:span text:style-name="T2"> RNG library:</text:span></text:p>
                <text:list>
                  <text:list-item>
                    <text:p text:style-name="P1"><text:span text:style-name="T2">Seed, iterative process</text:span></text:p>
                    <text:list>
                      <text:list-item>
                        <text:p text:style-name="P1"><text:span text:style-name="T2">(Understand concepts enough to code it)</text:span></text:p>
                      </text:list-item>
                    </text:list>
                  </text:list-item>
                  <text:list-item>
                    <text:p text:style-name="P1"><text:span text:style-name="T2">Testing via histogra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20T13:21:37</meta:creation-date>
    <dc:date>2008-10-20T14:20:29</dc:date>
    <meta:editing-cycles>21</meta:editing-cycles>
    <meta:editing-duration>PT04H32M48S</meta:editing-duration>
    <meta:document-statistic meta:object-count="213"/>
    <meta:user-defined meta:name="Info 1"/>
    <meta:user-defined meta:name="Info 2"/>
    <meta:user-defined meta:name="Info 3"/>
    <meta:user-defined meta:name="Info 4"/>
    <meta:template xlink:type="simple" xlink:actuate="onRequest" xlink:title="Sample Lecture" xlink:href="../../../../../../Application%20Data/OpenOffice.org2/user/template/Sample%20Lecture.otp" meta:date="2006-10-20T13:21:37"/>
  </office:meta>
</office:document-meta>
</file>